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.3799in" fo:margin-left="0.6201in" fo:margin-top="0.1201in" fo:margin-bottom="0.1201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1.0021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2.75in" fo:margin-left="0.6201in" fo:margin-top="0.1201in" fo:margin-bottom="0.1201in" table:align="left" style:writing-mode="lr-tb"/>
    </style:style>
    <style:style style:name="Table2.A" style:family="table-column">
      <style:table-column-properties style:column-width="1.375in"/>
    </style:style>
    <style:style style:name="Table2.A1" style:family="table-cell">
      <style:table-cell-properties fo:padding="0in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522f89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18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19" style:family="paragraph" style:parent-style-name="Standard" style:list-style-name="L1" style:master-page-name="">
      <loext:graphic-properties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style:writing-mode="lr-tb"/>
      <style:text-properties style:font-name="Times New Roman" fo:language="uk" fo:country="UA" officeooo:rsid="0519fea8" officeooo:paragraph-rsid="05802a63" fo:hyphenate="true" fo:hyphenation-remain-char-count="2" fo:hyphenation-push-char-count="2" loext:hyphenation-no-caps="false"/>
    </style:style>
    <style:style style:name="P20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519fea8" officeooo:paragraph-rsid="05802a63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5802a63" style:font-weight-asian="bold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581a0b4" fo:hyphenate="true" fo:hyphenation-remain-char-count="2" fo:hyphenation-push-char-count="2" loext:hyphenation-no-caps="false"/>
    </style:style>
    <style:style style:name="P23" style:family="paragraph" style:parent-style-name="Standard" style:list-style-name="L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287f1" officeooo:paragraph-rsid="058b8b7d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 style:list-style-name="L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287f1" officeooo:paragraph-rsid="05ccb61a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287f1" officeooo:paragraph-rsid="058d384d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287f1" officeooo:paragraph-rsid="05e8c1f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1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287f1" officeooo:paragraph-rsid="05ccb61a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1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287f1" officeooo:paragraph-rsid="058d384d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1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287f1" officeooo:paragraph-rsid="058d384d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1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287f1" officeooo:paragraph-rsid="05e0a95f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e22ad1" officeooo:paragraph-rsid="05e22ad1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5f02ef8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2pt" fo:language="uk" fo:country="UA" fo:font-weight="normal" officeooo:paragraph-rsid="05f02ef8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5273e8d" officeooo:paragraph-rsid="02f969cc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3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521d855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3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58845c2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3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4pt" fo:language="uk" fo:country="UA" fo:font-weight="bold" officeooo:rsid="058f3eeb" officeooo:paragraph-rsid="058f3eeb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38" style:family="paragraph" style:parent-style-name="Standard" style:list-style-name="L1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4pt" fo:language="uk" fo:country="UA" fo:font-weight="bold" officeooo:rsid="058f3eeb" officeooo:paragraph-rsid="058f3eeb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3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4pt" fo:language="uk" fo:country="UA" fo:font-weight="bold" officeooo:rsid="058f3eeb" officeooo:paragraph-rsid="05963c6e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4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4pt" fo:language="uk" fo:country="UA" fo:font-weight="bold" officeooo:rsid="058f3eeb" officeooo:paragraph-rsid="0597b7e5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4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4pt" fo:language="uk" fo:country="UA" fo:font-weight="bold" officeooo:rsid="058f3eeb" officeooo:paragraph-rsid="05a66534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4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4pt" fo:language="uk" fo:country="UA" fo:font-weight="bold" officeooo:rsid="058f3eeb" officeooo:paragraph-rsid="05a786b6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4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4pt" fo:language="uk" fo:country="UA" fo:font-weight="bold" officeooo:rsid="058f3eeb" officeooo:paragraph-rsid="05a8ae3a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4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4pt" fo:language="uk" fo:country="UA" fo:font-weight="bold" officeooo:rsid="058f3eeb" officeooo:paragraph-rsid="05a9bb91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4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4pt" fo:language="uk" fo:country="UA" fo:font-weight="bold" officeooo:rsid="058f3eeb" officeooo:paragraph-rsid="05ab0e26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4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4pt" fo:language="uk" fo:country="UA" fo:font-weight="bold" officeooo:rsid="05bea621" officeooo:paragraph-rsid="05bea621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47" style:family="paragraph" style:parent-style-name="Standard" style:list-style-name="L1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4pt" fo:language="uk" fo:country="UA" fo:font-weight="bold" officeooo:rsid="05bea621" officeooo:paragraph-rsid="05bea621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48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officeooo:paragraph-rsid="0581a0b4" fo:hyphenate="true" fo:hyphenation-remain-char-count="2" fo:hyphenation-push-char-count="2" loext:hyphenation-no-caps="false"/>
    </style:style>
    <style:style style:name="P49" style:family="paragraph" style:parent-style-name="Standard" style:list-style-name="L1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5e8c1f4" fo:hyphenate="true" fo:hyphenation-remain-char-count="2" fo:hyphenation-push-char-count="2" loext:hyphenation-no-caps="false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4pt" officeooo:rsid="05963c6e" officeooo:paragraph-rsid="05963c6e" style:font-size-asian="14pt" style:font-size-complex="14pt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57d9dc2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style:font-name="Times New Roman" fo:language="uk" fo:country="UA" fo:font-weight="normal" officeooo:rsid="0008bb06" style:font-weight-asian="normal" style:font-weight-complex="normal"/>
    </style:style>
    <style:style style:name="T14" style:family="text">
      <style:text-properties style:font-name="Times New Roman" fo:font-size="12pt" fo:language="uk" fo:country="UA" fo:font-weight="normal" officeooo:rsid="058287f1" fo:background-color="transparent" loext:char-shading-value="0" style:font-size-asian="10.5pt" style:font-weight-asian="normal" style:font-size-complex="12pt" style:font-weight-complex="normal"/>
    </style:style>
    <style:style style:name="T15" style:family="text">
      <style:text-properties style:font-name="Times New Roman" fo:font-size="12pt" fo:language="uk" fo:country="UA" fo:font-weight="normal" officeooo:rsid="05e8c1f4" fo:background-color="transparent" loext:char-shading-value="0" style:font-size-asian="10.5pt" style:font-weight-asian="normal" style:font-size-complex="12pt" style:font-weight-complex="normal"/>
    </style:style>
    <style:style style:name="T16" style:family="text">
      <style:text-properties fo:font-weight="normal" officeooo:rsid="0519fea8" style:font-weight-asian="normal" style:font-weight-complex="normal"/>
    </style:style>
    <style:style style:name="T17" style:family="text">
      <style:text-properties fo:font-size="12pt" fo:font-weight="normal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58287f1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5a2d998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5ab0e26" style:font-size-asian="10.5pt" style:font-weight-asian="normal" style:font-size-complex="12pt" style:font-weight-complex="normal"/>
    </style:style>
    <style:style style:name="T21" style:family="text">
      <style:text-properties fo:font-size="12pt" style:font-size-asian="10.5pt" style:font-size-complex="12pt"/>
    </style:style>
    <style:style style:name="T22" style:family="text">
      <style:text-properties officeooo:rsid="05e8c1f4"/>
    </style:style>
    <style:style style:name="T23" style:family="text">
      <style:text-properties officeooo:rsid="05ee6568"/>
    </style:style>
    <style:style style:name="T24" style:family="text">
      <style:text-properties officeooo:rsid="05ef2b0d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officeooo:rsid="05eb30ff" fo:background-color="transparent" loext:char-shading-value="0"/>
    </style:style>
    <style:style style:name="T27" style:family="text">
      <style:text-properties officeooo:rsid="05ee6568" fo:background-color="transparent" loext:char-shading-value="0"/>
    </style:style>
    <style:style style:name="T28" style:family="text">
      <style:text-properties officeooo:rsid="05ef2b0d" fo:background-color="transparent" loext:char-shading-value="0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9in" draw:visible-area-height="1.989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8">Лабораторна робота №</text:span><text:span text:style-name="T9">6</text:span></text:p>
      <text:p text:style-name="P14"><text:span text:style-name="T8"><text:line-break/></text:span><text:span text:style-name="T4">з дисципліни «Організація комп’ютерних мереж</text:span><text:span text:style-name="T11">»</text:span></text:p>
      <text:p text:style-name="P17"/>
      <text:p text:style-name="P15"><text:span text:style-name="T5">на тему: </text:span><text:span text:style-name="T7">«Драйвер плати мережевого адаптера (ОС Windows NT Server)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2">в</text:span>: </text:p>
      <text:p text:style-name="P11">Івченко Ю.М.</text:p>
      <text:p text:style-name="P12"/>
      <text:p text:style-name="P12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<text:span text:style-name="T2">Дніпро, 202</text:span><text:span text:style-name="T3">2</text:span></text:p>
      <text:p text:style-name="P2"><text:span text:style-name="T6">Тема.</text:span><text:span text:style-name="T1"> Драйвер плати мережевого адаптера (ОС Windows NT Server).</text:span></text:p>
      <text:p text:style-name="P21">Мета. <text:span text:style-name="T16">Навчитися:</text:span></text:p>
      <text:list xml:id="list1778174663" text:style-name="L1">
        <text:list-item>
          <text:p text:style-name="P19">встановлювати і конфігурувати плату мережевого адаптера в середовищі ОС Windows NT.</text:p>
        </text:list-item>
        <text:list-item>
          <text:p text:style-name="P20">видаляти драйвер плати мережевого адаптера.</text:p>
        </text:list-item>
      </text:list>
      <text:p text:style-name="P22"><text:span text:style-name="T10">Порядок виконання роботи.</text:span></text:p>
      <text:list xml:id="list2843512179" text:style-name="L12">
        <text:list-item>
          <text:p text:style-name="P48"><text:span text:style-name="T13">Ознайомтесь з умовами установки драйвера, конфігурації плати і видалення драйвера плати мережевого адаптера (на прикладі Windows NT Server).</text:span></text:p>
        </text:list-item>
        <text:list-item>
          <text:p text:style-name="P48"><text:span text:style-name="T13">Виконайте установку драйвера плати мережевого адаптера.</text:span></text:p>
        </text:list-item>
        <text:list-item>
          <text:p text:style-name="P48"><text:span text:style-name="T13">Виконайте видалення драйвера плати мережевого адаптера.</text:span></text:p>
        </text:list-item>
      </text:list>
      <text:p text:style-name="P35">Опис послідовності установки і видалення драйверів плати мережевого</text:p>
      <text:p text:style-name="P36">адаптера</text:p>
      <text:p text:style-name="P37"><text:span text:style-name="T18">У</text:span><text:span text:style-name="T17">становка:</text:span></text:p>
      <text:list xml:id="list2564387868" text:style-name="L13">
        <text:list-item>
          <text:p text:style-name="P38"><text:span text:style-name="T17">двічі клацнути значок Lab_driv;</text:span></text:p>
        </text:list-item>
        <text:list-item>
          <text:p text:style-name="P38"><text:span text:style-name="T17">у головній програмній групі Main двічі клацнути значок Control Panel. На екрані з’явиться вікно Control Panel;</text:span></text:p>
        </text:list-item>
        <text:list-item>
          <text:p text:style-name="P38"><text:span text:style-name="T17">двічі клацнути значок Network. На екрані з’явиться вікно Network Settings. Зверніть увагу на те, що поле вводу Installed Adapter Cards пусте;</text:span></text:p>
        </text:list-item>
        <text:list-item>
          <text:p text:style-name="P38"><text:span text:style-name="T17">клацнути кнопку Add Adapter. На екрані з’явиться вікно Add Network Adapter;</text:span></text:p>
        </text:list-item>
        <text:list-item>
          <text:p text:style-name="P38"><text:span text:style-name="T17">впевніться, що поле Network Adapter Card містить запис ”3Com EtherLinkII Adapter”. Клацніть кнопку Continue;</text:span></text:p>
        </text:list-item>
        <text:list-item>
          <text:p text:style-name="P38"><text:span text:style-name="T17">в нашому прикладі використайте для плати такі установки: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Line94072818495216">
          <table:table-cell table:style-name="Table1.A1" office:value-type="string">
            <text:p text:style-name="P39"><text:span text:style-name="T21">Параметр</text:span></text:p>
          </table:table-cell>
          <table:table-cell table:style-name="Table1.A1" office:value-type="string">
            <text:p text:style-name="P39"><text:span text:style-name="T21">Значення</text:span></text:p>
          </table:table-cell>
        </table:table-row>
        <table:table-row table:style-name="TableLine94072818495216">
          <table:table-cell table:style-name="Table1.A1" office:value-type="string">
            <text:p text:style-name="P39"><text:span text:style-name="T17">IRQ <text:s/>level</text:span></text:p>
          </table:table-cell>
          <table:table-cell table:style-name="Table1.A1" office:value-type="string">
            <text:p text:style-name="P50">3</text:p>
          </table:table-cell>
        </table:table-row>
        <table:table-row table:style-name="TableLine94072818495216">
          <table:table-cell table:style-name="Table1.A1" office:value-type="string">
            <text:p text:style-name="P40"><text:span text:style-name="T17">I/0 Port Address</text:span></text:p>
          </table:table-cell>
          <table:table-cell table:style-name="Table1.A1" office:value-type="string">
            <text:p text:style-name="P40"><text:span text:style-name="T17">0x300</text:span></text:p>
          </table:table-cell>
        </table:table-row>
        <table:table-row table:style-name="TableLine94072818495216">
          <table:table-cell table:style-name="Table1.A1" office:value-type="string">
            <text:p text:style-name="P40"><text:span text:style-name="T17">Transceiver <text:s/>Type</text:span></text:p>
          </table:table-cell>
          <table:table-cell table:style-name="Table1.A1" office:value-type="string">
            <text:p text:style-name="P40"><text:span text:style-name="T17">OnBoard</text:span></text:p>
          </table:table-cell>
        </table:table-row>
        <table:table-row table:style-name="TableLine94072818495216">
          <table:table-cell table:style-name="Table1.A1" office:value-type="string">
            <text:p text:style-name="P40"><text:span text:style-name="T17">Memory <text:s/>Mapped</text:span></text:p>
          </table:table-cell>
          <table:table-cell table:style-name="Table1.A1" office:value-type="string">
            <text:p text:style-name="P40"><text:span text:style-name="T17">No</text:span></text:p>
          </table:table-cell>
        </table:table-row>
      </table:table>
      <text:list xml:id="list145115912923050" text:continue-numbering="true" text:style-name="L13">
        <text:list-item>
          <text:p text:style-name="P38"><text:span text:style-name="T17">виберіть правильні параметри, клацніть кнопку OK. На цьому закінчується установка програмного забезпечення, і на екрані розкривається вікно Network Settings. Зверніть увагу: плата 3Com EtherLinkII Adapter з’явилася в полі Installed Adapter Cards;</text:span></text:p>
        </text:list-item>
        <text:list-item>
          <text:p text:style-name="P38"><text:span text:style-name="T17">додайте адаптер Intel EtherExpress 16LAN Adapter з </text:span><text:span text:style-name="T19">наступними</text:span><text:span text:style-name="T17"> установками:</text:span></text:p>
        </text:list-item>
      </text:list>
      <table:table table:name="Table2" table:style-name="Table2">
        <table:table-column table:style-name="Table2.A" table:number-columns-repeated="2"/>
        <table:table-row table:style-name="TableLine94072826069504">
          <table:table-cell table:style-name="Table2.A1" office:value-type="string">
            <text:p text:style-name="P41"><text:span text:style-name="T21">Параметр</text:span></text:p>
          </table:table-cell>
          <table:table-cell table:style-name="Table2.A1" office:value-type="string">
            <text:p text:style-name="P41"><text:span text:style-name="T21">Значення</text:span></text:p>
          </table:table-cell>
        </table:table-row>
        <table:table-row table:style-name="TableLine94072826069504">
          <table:table-cell table:style-name="Table2.A1" office:value-type="string">
            <text:p text:style-name="P41"><text:span text:style-name="T17">Interrupt Number</text:span></text:p>
          </table:table-cell>
          <table:table-cell table:style-name="Table2.A1" office:value-type="string">
            <text:p text:style-name="P41"><text:span text:style-name="T17">5</text:span></text:p>
          </table:table-cell>
        </table:table-row>
        <table:table-row table:style-name="TableLine94072826069504">
          <table:table-cell table:style-name="Table2.A1" office:value-type="string">
            <text:p text:style-name="P42"><text:span text:style-name="T17">I/0 Port Address</text:span></text:p>
          </table:table-cell>
          <table:table-cell table:style-name="Table2.A1" office:value-type="string">
            <text:p text:style-name="P42"><text:span text:style-name="T17">0x300</text:span></text:p>
          </table:table-cell>
        </table:table-row>
        <table:table-row table:style-name="TableLine94072826069504">
          <table:table-cell table:style-name="Table2.A1" office:value-type="string">
            <text:p text:style-name="P43"><text:span text:style-name="T17">I/O Channel Ready</text:span></text:p>
          </table:table-cell>
          <table:table-cell table:style-name="Table2.A1" office:value-type="string">
            <text:p text:style-name="P43"><text:span text:style-name="T17">Late</text:span></text:p>
          </table:table-cell>
        </table:table-row>
        <table:table-row table:style-name="TableLine94072826069504">
          <table:table-cell table:style-name="Table2.A1" office:value-type="string">
            <text:p text:style-name="P44"><text:span text:style-name="T17">Transceiver Type</text:span></text:p>
          </table:table-cell>
          <table:table-cell table:style-name="Table2.A1" office:value-type="string">
            <text:p text:style-name="P45"><text:span text:style-name="T17">Twisted-Pair (TPE</text:span><text:span text:style-name="T20">)</text:span></text:p>
          </table:table-cell>
        </table:table-row>
      </table:table>
      <text:list xml:id="list145114356562816" text:continue-numbering="true" text:style-name="L13">
        <text:list-header>
          <text:p text:style-name="P38"><text:span text:style-name="T17">Зверніть увагу на те, що у списку Installed Adapter Cards присутні дві плати — 3Com EtherLinkII Adapter і Intel EtherExpress 16LAN Adapter.</text:span></text:p>
        </text:list-header>
      </text:list>
      <text:p text:style-name="P46"><text:span text:style-name="T17">Видалення:</text:span></text:p>
      <text:list xml:id="list954773256" text:style-name="L14">
        <text:list-item>
          <text:p text:style-name="P47"><text:span text:style-name="T17">у вікні Network Settings із списку Installed Adapter Cards виберіть адаптер 3Com EtherLinkII Adapter;</text:span></text:p>
        </text:list-item>
        <text:list-item>
          <text:p text:style-name="P47"><text:span text:style-name="T17">клацніть кнопку Remove. Зверніть увагу: запис “3Com EtherLinkII Adapter” зник із списку установлених плат мережевого адаптера;</text:span></text:p>
        </text:list-item>
        <text:list-item>
          <text:p text:style-name="P47"><text:span text:style-name="T17">у меню File клацніть команду Exit Lab.</text:span></text:p>
        </text:list-item>
      </text:list>
      <text:p text:style-name="P16">Висновки</text:p>
      <text:p text:style-name="P32"><text:span text:style-name="T26">В ході виконання цієї лабораторної роботи були розглянуті умови установки драйвера, конфігурації і видалення драйвера плати мережевого адаптера. Також були виконані установка та видалення драйвера мережевих адаптерів 3Com EtherLinkII Adapter і Intel EtherExpress 16LAN Adapter. </text:span><text:span text:style-name="T27">Були розглянуті характеристики, функції та призначення мережевих адаптерів. Також були розглянуті драйвера (мережевих адаптерів) </text:span><text:span text:style-name="T28">та програмне забезпечення, завдяки якому їх можна встановити</text:span><text:span text:style-name="T27">.</text:span></text:p>
      <text:p text:style-name="P33"><text:span text:style-name="T25">Контрольні питання</text:span></text:p>
      <text:list xml:id="list565984058" text:style-name="L6">
        <text:list-item>
          <text:p text:style-name="P34">Основні характеристики і функції плати мережевого адаптера.</text:p>
          <text:p text:style-name="P23">Плата мережевого адаптера складається з апаратної частини і вбудованих програм, записаних в ПЗП. Ці програми реалізують функції підрівнів Управління логічним зв'язком і Управління доступом до середовища Канального рівня моделі OSI.</text:p>
          <text:p text:style-name="P24">Функції плати мережевого адаптера:</text:p>
        </text:list-item>
      </text:list>
      <text:list xml:id="list3464228539" text:style-name="L15">
        <text:list-item>
          <text:list>
            <text:list-item>
              <text:p text:style-name="P27">підготовка даних до передачі</text:p>
            </text:list-item>
            <text:list-item>
              <text:p text:style-name="P27">передача даних</text:p>
            </text:list-item>
            <text:list-item>
              <text:p text:style-name="P27">управління потоком даних</text:p>
            </text:list-item>
          </text:list>
        </text:list-item>
      </text:list>
      <text:list xml:id="list145115826039256" text:continue-list="list565984058" text:style-name="L6">
        <text:list-item>
          <text:p text:style-name="P34">Призначення плати мережевого адаптера.</text:p>
          <text:p text:style-name="P25">Плата мережевого адаптера виступає як фізичний інтерфейс між комп'ютером і мережевим кабелем. Плата мережевого адаптера, крім того, приймає дані з кабелю і перетворює їх у форму, зрозумілу центральному процесору.</text:p>
        </text:list-item>
        <text:list-item>
          <text:p text:style-name="P34">Перелічіть параметри настройки плати мережевого адаптера.</text:p>
        </text:list-item>
      </text:list>
      <text:list xml:id="list1219784721" text:style-name="L16">
        <text:list-item>
          <text:list>
            <text:list-item>
              <text:p text:style-name="P28">переривання</text:p>
            </text:list-item>
            <text:list-item>
              <text:p text:style-name="P28">базова адреса порту введення-виведення</text:p>
            </text:list-item>
            <text:list-item>
              <text:p text:style-name="P28">базова адреса пам'яті</text:p>
            </text:list-item>
            <text:list-item>
              <text:p text:style-name="P28">трансивер</text:p>
            </text:list-item>
          </text:list>
        </text:list-item>
      </text:list>
      <text:list xml:id="list145114595043192" text:continue-list="list145115826039256" text:style-name="L6">
        <text:list-item>
          <text:p text:style-name="P34">Серед додаткових можливостей плат мережевого адаптера, які підвищують продуктивність мережі, назвіть будь-які три.</text:p>
        </text:list-item>
      </text:list>
      <text:list xml:id="list2868064147" text:style-name="L17">
        <text:list-item>
          <text:list>
            <text:list-item>
              <text:p text:style-name="P30">системна пам'ять, що розділяється</text:p>
            </text:list-item>
            <text:list-item>
              <text:p text:style-name="P29">прямий доступ до пам'яті</text:p>
            </text:list-item>
            <text:list-item>
              <text:p text:style-name="P29">управління шиною</text:p>
            </text:list-item>
          </text:list>
        </text:list-item>
      </text:list>
      <text:list xml:id="list145114489228421" text:continue-list="list145114595043192" text:style-name="L6">
        <text:list-item>
          <text:p text:style-name="P34">Скільки плат було встановлено при виконанні л. р. 6?</text:p>
          <text:p text:style-name="P31">2</text:p>
        </text:list-item>
        <text:list-item>
          <text:p text:style-name="P34">Чи будуть вони функціонувати одночасно?</text:p>
          <text:p text:style-name="P25">Ні — вони мають однакову адресу.</text:p>
        </text:list-item>
        <text:list-item>
          <text:p text:style-name="P34">Які параметри необхідно встановити коректно, щоб плати функціонували одночасно?</text:p>
          <text:p text:style-name="P26">Необхідно <text:span text:style-name="T22">встановити різні:</text:span></text:p>
        </text:list-item>
      </text:list>
      <text:list xml:id="list1750450915" text:style-name="L18">
        <text:list-item>
          <text:list>
            <text:list-item>
              <text:p text:style-name="P49"><text:span text:style-name="T15">рівні переривань</text:span></text:p>
            </text:list-item>
            <text:list-item>
              <text:p text:style-name="P49"><text:span text:style-name="T14">порти вводу-виводу</text:span></text:p>
            </text:list-item>
            <text:list-item>
              <text:p text:style-name="P49"><text:span text:style-name="T14">базові порті</text:span></text:p>
            </text:list-item>
          </text:list>
        </text:list-item>
      </text:list>
      <text:list xml:id="list145114138362654" text:continue-list="list145114489228421" text:style-name="L6">
        <text:list-item>
          <text:p text:style-name="P34">Функції якого пристрою може виконувати комп’ютер, якщо плати функціонують одночасно?</text:p>
          <text:p text:style-name="P23">внутрішнього моста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05T14:51:13.731204860</dc:date>
    <meta:editing-duration>PT20H15M12S</meta:editing-duration>
    <meta:editing-cycles>1409</meta:editing-cycles>
    <meta:generator>LibreOffice/7.2.6.2$Linux_X86_64 LibreOffice_project/20$Build-2</meta:generator>
    <meta:document-statistic meta:table-count="2" meta:image-count="0" meta:object-count="1" meta:page-count="3" meta:paragraph-count="89" meta:word-count="583" meta:character-count="4213" meta:non-whitespace-character-count="3745"/>
  </office:meta>
</office:document-meta>
</file>